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6c1fa" officeooo:paragraph-rsid="0006c1fa" style:font-size-asian="26pt" style:font-size-complex="26pt"/>
    </style:style>
    <style:style style:name="P2" style:family="paragraph" style:parent-style-name="Standard">
      <style:text-properties fo:font-size="18pt" officeooo:rsid="0006c1fa" officeooo:paragraph-rsid="0006c1fa" style:font-size-asian="18pt" style:font-size-complex="18pt"/>
    </style:style>
    <style:style style:name="P3" style:family="paragraph" style:parent-style-name="Standard">
      <style:text-properties fo:color="#ce181e" fo:font-size="26pt" officeooo:rsid="0006c1fa" officeooo:paragraph-rsid="0006c1fa" style:font-size-asian="26pt" style:font-size-complex="26pt"/>
    </style:style>
    <style:style style:name="P4" style:family="paragraph" style:parent-style-name="Standard">
      <style:text-properties fo:color="#000000" fo:font-size="18pt" officeooo:rsid="0006c1fa" officeooo:paragraph-rsid="0006c1fa" style:font-size-asian="18pt" style:font-size-complex="18pt"/>
    </style:style>
    <style:style style:name="P5" style:family="paragraph" style:parent-style-name="Standard">
      <style:text-properties fo:color="#000000" fo:font-size="16pt" officeooo:rsid="0006c1fa" officeooo:paragraph-rsid="0006c1fa" style:font-size-asian="16pt" style:font-size-complex="16pt"/>
    </style:style>
    <style:style style:name="T1" style:family="text">
      <style:text-properties fo:color="#ce181e"/>
    </style:style>
    <style:style style:name="T2" style:family="text">
      <style:text-properties fo:color="#ce181e" officeooo:rsid="00087dcf"/>
    </style:style>
    <style:style style:name="T3" style:family="text">
      <style:text-properties fo:color="#ce181e" officeooo:rsid="000a3d24"/>
    </style:style>
    <style:style style:name="T4" style:family="text">
      <style:text-properties fo:color="#ce181e" fo:font-size="24pt" style:font-size-asian="24pt" style:font-size-complex="24pt"/>
    </style:style>
    <style:style style:name="T5" style:family="text">
      <style:text-properties fo:color="#ce181e" fo:font-size="24pt" officeooo:rsid="000a3d24" style:font-size-asian="24pt" style:font-size-complex="24pt"/>
    </style:style>
    <style:style style:name="T6" style:family="text">
      <style:text-properties fo:color="#000000"/>
    </style:style>
    <style:style style:name="T7" style:family="text">
      <style:text-properties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mum NO. OF JUMP to move horse in <text:s/><text:span text:style-name="T1">CHESS Board</text:span><text:span text:style-name="T2">( Using BFS knight Jumb Problem )</text:span></text:p>
      <text:p text:style-name="P3"/>
      <text:p text:style-name="P2"><text:span text:style-name="T1">link of question :</text:span><text:span text:style-name="T6"> </text:span><text:a xlink:type="simple" xlink:href="https://www.spoj.com/problems/NAKANJ/" text:style-name="Internet_20_link" text:visited-style-name="Visited_20_Internet_20_Link">https://www.spoj.com/problems/NAKANJ/</text:a></text:p>
      <text:p text:style-name="P4"/>
      <text:p text:style-name="P5">#include&lt;bits/stdc++.h&gt;</text:p>
      <text:p text:style-name="P5">using namespace std;</text:p>
      <text:p text:style-name="P5">const int N=1e5+10;</text:p>
      <text:p text:style-name="P5">const int INF =1e9+10;</text:p>
      <text:p text:style-name="P5"/>
      <text:p text:style-name="P5">int vis[8][8];</text:p>
      <text:p text:style-name="P5">int level[8][8];</text:p>
      <text:p text:style-name="P5"/>
      <text:p text:style-name="P5">int getX(string s){</text:p>
      <text:p text:style-name="P5"><text:s text:c="4"/>return s[0]-'a';</text:p>
      <text:p text:style-name="P5">}</text:p>
      <text:p text:style-name="P5"/>
      <text:p text:style-name="P5">int getY(string s){</text:p>
      <text:p text:style-name="P5"><text:s text:c="4"/>return s[1]-'1';</text:p>
      <text:p text:style-name="P5">}</text:p>
      <text:p text:style-name="P5"/>
      <text:p text:style-name="P5"/>
      <text:p text:style-name="P5">bool isValid( int x, int y){</text:p>
      <text:p text:style-name="P5"><text:s text:c="4"/>return x&gt;=0 &amp;&amp; y&gt;=0 &amp;&amp; x&lt;8 <text:s/>&amp;&amp; y &lt;8;</text:p>
      <text:p text:style-name="P5">}</text:p>
      <text:p text:style-name="P5"/>
      <text:p text:style-name="P5">vector&lt;pair&lt;int, int&gt; &gt;movements={</text:p>
      <text:p text:style-name="P5"><text:s text:c="4"/>{1,2},{-1,2},</text:p>
      <text:p text:style-name="P5"><text:s text:c="4"/>{1,-2},{-1,-2},</text:p>
      <text:p text:style-name="P5"><text:s text:c="4"/>{2,-1},{2,1},</text:p>
      <text:p text:style-name="P5"><text:s text:c="4"/>{-2,-1},{-2,1},</text:p>
      <text:p text:style-name="P5">}; <text:s text:c="2"/></text:p>
      <text:p text:style-name="P5"/>
      <text:p text:style-name="P5"/>
      <text:p text:style-name="P5"/>
      <text:p text:style-name="P5"><text:soft-page-break/>int bfs( string source, string destination){</text:p>
      <text:p text:style-name="P5"><text:s text:c="4"/>int sourceX = getX(source);</text:p>
      <text:p text:style-name="P5"><text:s text:c="4"/>int sourceY = getY(source);</text:p>
      <text:p text:style-name="P5"><text:s text:c="4"/>int destX = getX(destination);</text:p>
      <text:p text:style-name="P5"><text:s text:c="4"/>int destY = getY(destination);</text:p>
      <text:p text:style-name="P5"><text:s text:c="4"/>queue&lt;pair&lt;int,int &gt;&gt;q;</text:p>
      <text:p text:style-name="P5"/>
      <text:p text:style-name="P5"><text:s text:c="4"/>q.push({sourceX,sourceY});</text:p>
      <text:p text:style-name="P5"><text:s text:c="4"/>vis[sourceX][sourceY]=1;</text:p>
      <text:p text:style-name="P5"><text:s text:c="4"/>level[sourceX][sourceY]=0;</text:p>
      <text:p text:style-name="P5"/>
      <text:p text:style-name="P5"><text:s text:c="4"/>while(!q.empty()){</text:p>
      <text:p text:style-name="P5"><text:s text:c="8"/>pair&lt;int,int&gt; cur_vertex= q.front();</text:p>
      <text:p text:style-name="P5"><text:s text:c="8"/>int x = cur_vertex.first, <text:s/>y =cur_vertex.second;</text:p>
      <text:p text:style-name="P5"><text:s text:c="8"/>q.pop();</text:p>
      <text:p text:style-name="P5"/>
      <text:p text:style-name="P5"><text:s text:c="8"/>for(auto moves : movements){</text:p>
      <text:p text:style-name="P5"><text:s text:c="12"/>int childX = moves.first + x;</text:p>
      <text:p text:style-name="P5"><text:s text:c="12"/>int childY = moves.second + y;</text:p>
      <text:p text:style-name="P5"><text:s text:c="12"/>if(!isValid(childX,childY)) continue;</text:p>
      <text:p text:style-name="P5"><text:s text:c="12"/>if(!vis[childX][childY]){</text:p>
      <text:p text:style-name="P5"><text:s text:c="16"/>q.push({childX,childY});</text:p>
      <text:p text:style-name="P5"><text:s text:c="16"/>level[childX][childY] = level[x][y]+1;</text:p>
      <text:p text:style-name="P5"><text:s text:c="16"/>vis[childX][childY]=1;</text:p>
      <text:p text:style-name="P5"><text:s text:c="12"/>}</text:p>
      <text:p text:style-name="P5"><text:s text:c="8"/>}</text:p>
      <text:p text:style-name="P5"/>
      <text:p text:style-name="P5"/>
      <text:p text:style-name="P5"><text:s text:c="4"/>if(level[destX][destY]!=INF){</text:p>
      <text:p text:style-name="P5"><text:s text:c="8"/>break;</text:p>
      <text:p text:style-name="P5"><text:s text:c="4"/>}</text:p>
      <text:p text:style-name="P5"/>
      <text:p text:style-name="P5"><text:s text:c="4"/>}</text:p>
      <text:p text:style-name="P5"><text:s text:c="4"/>return level[destX][destY];</text:p>
      <text:p text:style-name="P5">}</text:p>
      <text:p text:style-name="P5"/>
      <text:p text:style-name="P5">void reset(){</text:p>
      <text:p text:style-name="P5"><text:s text:c="4"/>for(int i=0 ;i&lt;8 ;i++){</text:p>
      <text:p text:style-name="P5"><text:s text:c="8"/>for( int j=0 ;j&lt;8 ; j++){</text:p>
      <text:p text:style-name="P5"><text:soft-page-break/><text:s text:c="11"/><text:span text:style-name="T1"><text:s/>level[i][j]=INF; <text:s text:c="3"/></text:span><text:span text:style-name="T3">for optimization</text:span></text:p>
      <text:p text:style-name="P5"><text:s text:c="12"/>vis[i][j]=0;</text:p>
      <text:p text:style-name="P5"><text:s text:c="8"/>}</text:p>
      <text:p text:style-name="P5"><text:s text:c="4"/>}</text:p>
      <text:p text:style-name="P5">}</text:p>
      <text:p text:style-name="P5"/>
      <text:p text:style-name="P5"/>
      <text:p text:style-name="P5">int main(){</text:p>
      <text:p text:style-name="P5"><text:s text:c="4"/>int n;</text:p>
      <text:p text:style-name="P5"><text:s text:c="4"/>cin&gt;&gt;n;</text:p>
      <text:p text:style-name="P5"/>
      <text:p text:style-name="P5"><text:s text:c="4"/>while(n--){</text:p>
      <text:p text:style-name="P5"><text:s text:c="8"/>reset(); <text:s text:c="2"/>//becoz har test case k lye new chahiye hoga</text:p>
      <text:p text:style-name="P5"><text:s text:c="8"/>string s1, s2;</text:p>
      <text:p text:style-name="P5"><text:s text:c="8"/>cin&gt;&gt;s1&gt;&gt;s2;</text:p>
      <text:p text:style-name="P5"><text:s text:c="8"/>cout&lt;&lt;bfs(s1,s2)&lt;&lt;endl;</text:p>
      <text:p text:style-name="P5"/>
      <text:p text:style-name="P5"><text:s text:c="4"/>}</text:p>
      <text:p text:style-name="P5"/>
      <text:p text:style-name="P5"><text:s text:c="3"/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23:20:19.788270468</meta:creation-date>
    <dc:date>2021-12-13T09:41:36.752231704</dc:date>
    <meta:editing-duration>PT41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186" meta:character-count="1738" meta:non-whitespace-character-count="1277"/>
  </office:meta>
</office:document-meta>
</file>